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fo:font-style="normal" style:text-underline-style="none" officeooo:rsid="0003f97a" officeooo:paragraph-rsid="0003f97a" style:font-size-asian="12.25pt" style:font-style-asian="normal" style:font-size-complex="14pt" style:font-style-complex="normal"/>
    </style:style>
    <style:style style:name="P2" style:family="paragraph" style:parent-style-name="Standard">
      <style:paragraph-properties fo:text-align="start" style:justify-single-word="false"/>
      <style:text-properties fo:font-size="14pt" fo:font-style="normal" style:text-underline-style="none" officeooo:rsid="00057dd5" officeooo:paragraph-rsid="00057dd5" style:font-size-asian="12.25pt" style:font-style-asian="normal" style:font-size-complex="14pt" style:font-style-complex="normal"/>
    </style:style>
    <style:style style:name="P3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officeooo:rsid="0003f97a" officeooo:paragraph-rsid="0003f97a" style:font-size-asian="15.75pt" style:font-size-complex="18pt"/>
    </style:style>
    <style:style style:name="P4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officeooo:rsid="00057dd5" officeooo:paragraph-rsid="00057dd5" style:font-size-asian="15.75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Ergebnisprotokoll</text:p>
      <text:p text:style-name="P4"/>
      <text:p text:style-name="P4"/>
      <text:p text:style-name="P2">Beendigung der letzten Partie: schwarz hat gewonnen</text:p>
      <text:p text:style-name="P2">→ sowohl schwarz als auch weiß können gewinnen</text:p>
      <text:p text:style-name="P1"/>
      <text:p text:style-name="P1"/>
      <text:p text:style-name="P1">- w2k schlägt s9k</text:p>
      <text:p text:style-name="P1">→ weiß gerät bei korrekter Reaktion von schwarz in Bedrängnis</text:p>
      <text:p text:style-name="P1">- w9d zieht auf h6 und bedrängt damit s90d</text:p>
      <text:p text:style-name="P1">→ schwarz gerät in Bredullie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1T15:12:12.588000000</meta:creation-date>
    <dc:date>2018-06-11T15:18:30.652000000</dc:date>
    <meta:editing-duration>PT6M18S</meta:editing-duration>
    <meta:editing-cycles>2</meta:editing-cycles>
    <meta:generator>LibreOffice/5.4.2.2$Windows_X86_64 LibreOffice_project/22b09f6418e8c2d508a9eaf86b2399209b0990f4</meta:generator>
    <meta:document-statistic meta:table-count="0" meta:image-count="0" meta:object-count="0" meta:page-count="1" meta:paragraph-count="7" meta:word-count="44" meta:character-count="262" meta:non-whitespace-character-count="225"/>
  </office:meta>
</office:document-meta>
</file>